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font-weight="bold" officeooo:rsid="001331a3" officeooo:paragraph-rsid="001331a3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Liberation Serif" fo:font-size="12pt" fo:font-weight="normal" officeooo:rsid="001331a3" officeooo:paragraph-rsid="001331a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331a3" officeooo:paragraph-rsid="001331a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46029" officeooo:paragraph-rsid="0014602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64e38" officeooo:paragraph-rsid="00164e38" style:font-size-asian="10.5pt" style:font-weight-asian="normal" style:font-size-complex="12pt" style:font-weight-complex="normal"/>
    </style:style>
    <style:style style:name="T1" style:family="text">
      <style:text-properties officeooo:rsid="00146029"/>
    </style:style>
    <style:style style:name="T2" style:family="text">
      <style:text-properties officeooo:rsid="00146a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e session – 21_03_24</text:p>
      <text:p text:style-name="P2"/>
      <text:p text:style-name="P3">En el fitxer aiguadins.pdb hi ha les coordenades x,y,z en angstrom. <text:span text:style-name="T1">Aquests fitxers els obtenim de forma experimental o construint-los nosaltres amb programes (no a mà).</text:span></text:p>
      <text:p text:style-name="P3"/>
      <text:p text:style-name="P4">El fitxer imdnanotube.psf conté en l’antepenultima columna la carrega electrica de la molecula, <text:span text:style-name="T2">la massa en la penultima, etc</text:span>. Més abaix del fitxer hi a informació dels enllaços, angles, <text:span text:style-name="T2">etc.</text:span></text:p>
      <text:p text:style-name="P4"/>
      <text:p text:style-name="P5">El fitxer *.inp és el input. S’hi introdueixen els valors dels parametres mostrats a la diapositiva de la practic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1:11:57.380631279</meta:creation-date>
    <dc:date>2024-03-21T11:37:51.501264066</dc:date>
    <meta:editing-duration>PT25M53S</meta:editing-duration>
    <meta:editing-cycles>4</meta:editing-cycles>
    <meta:generator>LibreOffice/7.6.4.1$Linux_X86_64 LibreOffice_project/60$Build-1</meta:generator>
    <meta:document-statistic meta:table-count="0" meta:image-count="0" meta:object-count="0" meta:page-count="1" meta:paragraph-count="4" meta:word-count="78" meta:character-count="502" meta:non-whitespace-character-count="427"/>
  </office:meta>
</office:document-meta>
</file>